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image1.jpeg"/>
</manifest:manifest>
</file>

<file path=content.xml><?xml version="1.0" encoding="utf-8"?>
<office:document-content xmlns:office="urn:oasis:names:tc:opendocument:xmlns:office:1.0" xmlns:draw="urn:oasis:names:tc:opendocument:xmlns:drawing:1.0" xmlns:fo="urn:oasis:names:tc:opendocument:xmlns:xsl-fo-compatible:1.0" xmlns:style="urn:oasis:names:tc:opendocument:xmlns:style:1.0" xmlns:number="urn:oasis:names:tc:opendocument:xmlns:datastyle:1.0" xmlns:table="urn:oasis:names:tc:opendocument:xmlns:table:1.0" xmlns:text="urn:oasis:names:tc:opendocument:xmlns:text:1.0" xmlns:xlink="http://www.w3.org/1999/xlink" xmlns:dc="http://purl.org/dc/elements/1.1/" xmlns:svg="urn:oasis:names:tc:opendocument:xmlns:svg-compatible:1.0" xmlns:pcut="urn:cleverage:xmlns:post-processings:pcut">
  <office:scripts/>
  <office:font-face-decls>
    <style:font-face style:name="Symbol" svg:font-family="Symbol" style:font-charset="x-symbol" style:font-family-generic="roman" style:font-pitch="variable"/>
    <style:font-face style:name="Times New Roman" svg:font-family="Times New Roman" style:font-family-generic="roman" style:font-pitch="variable"/>
    <style:font-face style:name="Courier New" svg:font-family="Courier New" style:font-family-generic="modern" style:font-pitch="fixed"/>
    <style:font-face style:name="Wingdings" svg:font-family="Wingdings" style:font-charset="x-symbol" style:font-family-generic="system" style:font-pitch="variable"/>
    <style:font-face style:name="Tahoma" svg:font-family="Tahoma" style:font-family-generic="swiss" style:font-pitch="variable"/>
    <style:font-face style:name="Consolas" svg:font-family="Consolas" style:font-family-generic="modern" style:font-pitch="fixed"/>
    <style:font-face style:name="BGNPI P+ Century" svg:font-family="BGNPI P+ Century" style:font-family-generic="roman"/>
    <style:font-face style:name="Calibri" svg:font-family="Calibri" style:font-family-generic="swiss" style:font-pitch="variable"/>
    <style:font-face style:name="Arial" svg:font-family="Arial" style:font-family-generic="swiss" style:font-pitch="variable"/>
    <style:font-face style:name="Cambria" svg:font-family="Cambria" style:font-family-generic="roman" style:font-pitch="variable"/>
  </office:font-face-decls>
  <office:automatic-styles>
    <style:style style:name="ID0EOZAI" style:family="paragraph" style:parent-style-name="Normal" style:master-page-name="First_20_Page">
      <style:paragraph-properties fo:margin-top="0cm" fo:margin-bottom="0cm" fo:margin-left="0cm" fo:margin-right="0cm" fo:text-indent="0cm" fo:widows="2" fo:orphans="2"/>
    </style:style>
    <style:style style:name="ID0E24AI" style:family="paragraph" style:parent-style-name="Normal">
      <style:paragraph-properties fo:margin-top="0cm" fo:margin-bottom="0cm" fo:margin-left="0cm" fo:margin-right="0cm" fo:text-indent="0cm" fo:widows="2" fo:orphans="2"/>
    </style:style>
    <style:style style:name="ID0E54AI" style:family="paragraph" style:parent-style-name="Normal">
      <style:paragraph-properties fo:margin-top="0cm" fo:margin-bottom="0cm" fo:margin-left="0cm" fo:margin-right="0cm" fo:text-indent="0cm" fo:widows="2" fo:orphans="2"/>
    </style:style>
    <style:style style:name="ID0EP5AI" style:family="paragraph" style:parent-style-name="Normal">
      <style:paragraph-properties fo:margin-top="0cm" fo:margin-bottom="0cm" fo:margin-left="0cm" fo:margin-right="0cm" fo:text-indent="0cm" fo:widows="2" fo:orphans="2"/>
    </style:style>
    <style:style style:name="ID0ES5AI" style:family="paragraph" style:parent-style-name="Normal">
      <style:paragraph-properties fo:margin-top="0cm" fo:margin-bottom="0cm" fo:margin-left="0cm" fo:margin-right="0cm" fo:text-indent="0cm" fo:widows="2" fo:orphans="2"/>
    </style:style>
    <style:style style:name="ID0EABBI" style:family="paragraph" style:parent-style-name="Normal">
      <style:paragraph-properties fo:margin-top="0cm" fo:margin-bottom="0cm" fo:margin-left="0cm" fo:margin-right="0cm" fo:text-indent="0cm" fo:widows="2" fo:orphans="2"/>
    </style:style>
    <style:style style:name="ID0EDBBI" style:family="paragraph" style:parent-style-name="Normal">
      <style:paragraph-properties fo:margin-top="0cm" fo:margin-bottom="0cm" fo:margin-left="0cm" fo:margin-right="0cm" fo:text-indent="0cm" fo:widows="2" fo:orphans="2"/>
    </style:style>
    <style:style style:name="ID0E3BBI" style:family="paragraph" style:parent-style-name="Normal">
      <style:paragraph-properties fo:margin-top="0cm" fo:margin-bottom="0cm" fo:margin-left="0cm" fo:margin-right="0cm" fo:text-indent="0cm" fo:widows="2" fo:orphans="2"/>
    </style:style>
    <style:style style:name="ID0E6BBI" style:family="paragraph" style:parent-style-name="Normal">
      <style:paragraph-properties fo:margin-top="0cm" fo:margin-bottom="0cm" fo:margin-left="0cm" fo:margin-right="0cm" fo:text-indent="0cm" fo:widows="2" fo:orphans="2"/>
    </style:style>
    <style:style style:name="ID0ETEBI" style:family="paragraph" style:parent-style-name="Normal">
      <style:paragraph-properties fo:margin-top="0cm" fo:margin-bottom="0cm" fo:margin-left="0cm" fo:margin-right="0cm" fo:text-indent="0cm" fo:widows="2" fo:orphans="2"/>
    </style:style>
    <style:style style:name="ID0EWEBI" style:family="paragraph" style:parent-style-name="Normal">
      <style:paragraph-properties fo:margin-top="0cm" fo:margin-bottom="0cm" fo:margin-left="0cm" fo:margin-right="0cm" fo:text-indent="0cm" fo:widows="2" fo:orphans="2"/>
    </style:style>
    <style:style style:name="ID0EKFBI" style:family="paragraph" style:parent-style-name="Normal">
      <style:paragraph-properties fo:margin-top="0cm" fo:margin-bottom="0cm" fo:margin-left="0cm" fo:margin-right="0cm" fo:text-indent="0cm" fo:widows="2" fo:orphans="2"/>
    </style:style>
    <style:style style:name="ID0ENFBI" style:family="paragraph" style:parent-style-name="Normal">
      <style:paragraph-properties fo:margin-top="0cm" fo:margin-bottom="0cm" fo:margin-left="0cm" fo:margin-right="0cm" fo:text-indent="0cm" fo:widows="2" fo:orphans="2"/>
    </style:style>
    <style:style style:name="ID0EWFBI" style:family="text" style:parent-style-name="Hyperlink">
      <style:text-properties fo:color="#0000FF"/>
    </style:style>
    <style:style style:name="ID0EBGBI" style:family="paragraph" style:parent-style-name="Normal">
      <style:paragraph-properties fo:margin-top="0cm" fo:margin-bottom="0cm" fo:margin-left="0cm" fo:margin-right="0cm" fo:text-indent="0cm" fo:widows="2" fo:orphans="2"/>
    </style:style>
    <style:style style:name="ID0EEGBI" style:family="paragraph" style:parent-style-name="Normal">
      <style:paragraph-properties style:tab-stop-distance="1.27cm" fo:margin-top="0cm" fo:margin-bottom="0.423cm" fo:margin-left="0cm" fo:text-indent="0cm" fo:margin-right="0cm" fo:widows="2" fo:orphans="2"/>
    </style:style>
    <style:style style:name="ID0EQGBI" style:family="text" style:parent-style-name="Hyperlink">
      <style:text-properties fo:color="#0000FF"/>
    </style:style>
    <style:style style:name="ID0EZGBI" style:family="paragraph" style:parent-style-name="Normal">
      <style:paragraph-properties style:tab-stop-distance="1.27cm" fo:margin-top="0cm" fo:margin-bottom="0.423cm" fo:margin-left="0cm" fo:text-indent="0cm" fo:margin-right="0cm" fo:widows="2" fo:orphans="2"/>
    </style:style>
    <style:style style:name="ID0ERHBI" style:family="section">
      <style:section-properties>
        <style:columns fo:column-count="1"/>
      </style:section-properties>
    </style:style>
    <style:style style:name="HiddenParagraph" style:family="paragraph" style:parent-style-name="Standard">
      <style:text-properties fo:font-size="2pt" style:font-size-asian="2pt" style:font-size-complex="2pt"/>
    </style:style>
  </office:automatic-styles>
  <office:body>
    <office:text>
      <text:user-field-decls/>
      <text:p text:style-name="ID0EOZAI">Washington– The average loss per passenger on Amtrak’s 44 nationwide routes was more than $32<text:s/>in<text:s/>FY2008,<text:s/>according to analysis released today by Pew’s Subsidyscope project.<text:s/><text:s/>This is four<text:s/>times<text:s/>higher than the loss<text:s/>of $8<text:s/>per passenger, which was calculated using Amtrak’s<text:s/>own figures.<text:s/><text:s/>Further, 41<text:s/>of Amtrak’s 44<text:s/>lines<text:s/>lost<text:s/>money,<text:s/>between $5 and<text:s/>$462<text:s/>per passenger<text:s/>depending on the route.<text:s/><text:s/>Amtrak received $1.3 billion<text:s/>in direct payments from the federal government<text:s/>in FY2008.<text:s text:c="2"/></text:p>
      <text:p text:style-name="ID0E24AI"/>
      <text:p text:style-name="ID0E54AI">Subsidyscope completed its analysis of Amtrak profits and losses by route using publicly available information.<text:s text:c="2"/>Unlike Amtrak’s figures, Subsidyscope includes depreciation<text:s/>and overhead when calculating loss or profit per passenger on each of its rail lines, an accounting practice used<text:s/>in other capital intensive industries.<text:s text:c="2"/></text:p>
      <text:p text:style-name="ID0EP5AI"/>
      <text:p text:style-name="ID0ES5AI">Amtrak’s line with the highest per passenger subsidy—the Sunset Limited, which runs from New Orleans to Los Angeles—carried just 72,000 passengers<text:s/>in<text:s/>FY2008, at a cost to the federal government<text:s/>of $462 per passenger.<text:s text:c="2"/>The California Zephyr, which runs from Chicago to San Francisco, had the second<text:s/>highest per<text:s/>passenger subsidy of $192.<text:s text:c="2"/>It carried<text:s/>nearly 353,000 passengers in FY2008.<text:s text:c="2"/></text:p>
      <text:p text:style-name="ID0EABBI"/>
      <text:p text:style-name="ID0EDBBI">“The nation’s railways are an important mode of transport for many Americans, whether it’s<text:s text:c="2"/>for commuting to work or seeing the country,”<text:s/>said Marcus Peacock, director of Subsidyscope.<text:s text:c="2"/>“But we have an obligation to ensure that where taxpayer dollars are at stake, people<text:s/>can see a more realistic picture of financial performance.”<text:s text:c="2"/></text:p>
      <text:p text:style-name="ID0E3BBI"/>
      <text:p text:style-name="ID0E6BBI">The Northeast Corridor, which runs from Washington, D.C. to Boston, was<text:s/>Amtrak’s least subsidized<text:s/>route<text:s/>in<text:s/>FY2008 and carried the highest passenger volume, nearly 10.9<text:s/>million<text:s/>passengers.<text:s text:c="2"/>The high-speed Acela Express, one of only three Amtrak lines to<text:s/>turn a profit, made an average<text:s/>of $41 per passenger.<text:s text:c="2"/>In comparison,<text:s/>the heavily utilized Northeast Regional—carrying more than twice the volume of riders as the Acela<text:s/>Express—lost just under $5<text:s/>per passenger in<text:s/>FY2008.<text:s text:c="2"/></text:p>
      <text:p text:style-name="ID0ETEBI"/>
      <text:p text:style-name="ID0EWEBI">This analysis was released as part of Subsidyscope’s broader look at all federal spending on subsidy programs in the transportation sector.  Subsequent analyses will look at other sectors including energy, healthcare, nonprofits, defense, agriculture and housing.</text:p>
      <text:p text:style-name="ID0EKFBI"/>
      <text:p text:style-name="ID0ENFBI">Please visit <text:a xlink:type="simple" office:title="" xlink:href="http://www.subsidyscope.org/"><text:span text:style-name="ID0EWFBI">www.subsidyscope.org</text:span></text:a><text:s/>for access to the transportation data as well as further information on federal subsidies.<text:s text:c="2"/>Subsidyscope is guided by a broad and bipartisan advisory board of budget, fiscal and transparency experts and is assisted by its technology and research partner, the Sunlight Foundation.</text:p>
      <text:p text:style-name="ID0EBGBI"/>
      <text:p text:style-name="ID0EEGBI">The Pew Economic Policy Group is a division of The Pew Charitable Trusts and promotes policies and practices that strengthen the U.S. economy.  Pew applies a rigorous, analytical approach to improve public policy, inform the public and stimulate civic life.  <text:a xlink:type="simple" office:title="" xlink:href="http://www.pewtrusts.org/economicpolicy"><text:span text:style-name="ID0EQGBI">www.pewtrusts.org</text:span></text:a><text:s/></text:p>
      <text:p text:style-name="ID0EZGBI"><text:tab/><text:tab/><text:tab/><text:tab/><text:tab/><text:tab/>###</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number="urn:oasis:names:tc:opendocument:xmlns:datastyle:1.0" xmlns:xlink="http://www.w3.org/1999/xlink" xmlns:dc="http://purl.org/dc/elements/1.1/" xmlns:pcut="urn:cleverage:xmlns:post-processings:pcut">
  <office:font-face-decls>
    <style:font-face style:name="Symbol" svg:font-family="Symbol" style:font-charset="x-symbol" style:font-family-generic="roman" style:font-pitch="variable"/>
    <style:font-face style:name="Times New Roman" svg:font-family="Times New Roman" style:font-family-generic="roman" style:font-pitch="variable"/>
    <style:font-face style:name="Courier New" svg:font-family="Courier New" style:font-family-generic="modern" style:font-pitch="fixed"/>
    <style:font-face style:name="Wingdings" svg:font-family="Wingdings" style:font-charset="x-symbol" style:font-family-generic="system" style:font-pitch="variable"/>
    <style:font-face style:name="Tahoma" svg:font-family="Tahoma" style:font-family-generic="swiss" style:font-pitch="variable"/>
    <style:font-face style:name="Consolas" svg:font-family="Consolas" style:font-family-generic="modern" style:font-pitch="fixed"/>
    <style:font-face style:name="BGNPI P+ Century" svg:font-family="BGNPI P+ Century" style:font-family-generic="roman"/>
    <style:font-face style:name="Calibri" svg:font-family="Calibri" style:font-family-generic="swiss" style:font-pitch="variable"/>
    <style:font-face style:name="Arial" svg:font-family="Arial" style:font-family-generic="swiss" style:font-pitch="variable"/>
    <style:font-face style:name="Cambria" svg:font-family="Cambria" style:font-family-generic="roman" style:font-pitch="variable"/>
  </office:font-face-decls>
  <office:styles>
    <style:default-style style:family="paragraph">
      <style:paragraph-properties style:tab-stop-distance="1.27cm"/>
      <style:text-properties style:font-size-complex="12pt" fo:font-size="12pt" style:font-name="Times New Roman" style:font-name-complex="Times New Roman" style:font-name-asian="Times New Roman" fo:language="en" fo:country="US" style:language-complex="ar" style:country-complex="SA" style:language-asian="en" style:country-asian="US" style:use-window-font-color="true"/>
    </style:default-style>
    <style:default-style style:family="text">
      <style:text-properties style:font-name="Times New Roman" style:font-name-complex="Times New Roman" style:font-name-asian="Times New Roman" fo:language="en" fo:country="US" style:language-complex="ar" style:country-complex="SA" style:language-asian="en" style:country-asian="US" style:use-window-font-color="true" fo:font-size="10pt" style:font-size-complex="10pt" style:font-size-asian="10pt"/>
    </style:default-style>
    <style:default-style style:family="table">
      <style:table-properties table:border-model="collapsing" fo:margin-left="-0.191cm"/>
    </style:default-style>
    <style:style style:name="Normal" style:display-name="Normal" style:family="paragraph">
      <style:paragraph-properties/>
      <style:text-properties style:font-size-complex="12pt" fo:font-size="12pt"/>
    </style:style>
    <style:style style:name="DefaultParagraphFont" style:display-name="Default Paragraph Font" style:family="text">
      <style:text-properties/>
    </style:style>
    <style:style style:name="TableNormal" style:display-name="Normal Table" style:family="table"/>
    <style:style style:name="BalloonText" style:display-name="Balloon Text" style:family="paragraph" style:parent-style-name="Normal">
      <style:paragraph-properties/>
      <style:text-properties style:font-name="Tahoma" style:font-name-complex="Tahoma" style:font-size-complex="8pt" fo:font-size="8pt"/>
    </style:style>
    <style:style style:name="BalloonTextChar" style:display-name="Balloon Text Char" style:family="text" style:parent-style-name="DefaultParagraphFont">
      <style:text-properties style:font-size-complex="0pt" fo:font-size="0pt"/>
    </style:style>
    <style:style style:name="Header" style:display-name="header" style:family="paragraph" style:parent-style-name="Normal">
      <style:paragraph-properties fo:margin-left="0cm" fo:text-indent="0cm" fo:margin-right="0cm" fo:widows="2" fo:orphans="2">
        <style:tab-stops>
          <style:tab-stop style:type="center" style:position="7.62cm"/>
          <style:tab-stop style:type="right" style:position="15.24cm"/>
        </style:tab-stops>
      </style:paragraph-properties>
    </style:style>
    <style:style style:name="HeaderChar" style:display-name="Header Char" style:family="text" style:parent-style-name="DefaultParagraphFont">
      <style:text-properties style:font-size-complex="12pt" fo:font-size="12pt"/>
    </style:style>
    <style:style style:name="Footer" style:display-name="footer" style:family="paragraph" style:parent-style-name="Normal">
      <style:paragraph-properties fo:margin-left="0cm" fo:text-indent="0cm" fo:margin-right="0cm" fo:widows="2" fo:orphans="2">
        <style:tab-stops>
          <style:tab-stop style:type="center" style:position="7.62cm"/>
          <style:tab-stop style:type="right" style:position="15.24cm"/>
        </style:tab-stops>
      </style:paragraph-properties>
    </style:style>
    <style:style style:name="FooterChar" style:display-name="Footer Char" style:family="text" style:parent-style-name="DefaultParagraphFont">
      <style:text-properties style:font-size-complex="12pt" fo:font-size="12pt"/>
    </style:style>
    <style:style style:name="Hyperlink" style:display-name="Hyperlink" style:family="text" style:parent-style-name="DefaultParagraphFont">
      <style:text-properties fo:color="#0000FF" style:text-underline-style="solid" style:text-underline-type="single" style:text-underline-width="normal"/>
    </style:style>
    <style:style style:name="CommentReference" style:display-name="annotation reference" style:family="text" style:parent-style-name="DefaultParagraphFont">
      <style:text-properties style:font-size-complex="8pt" fo:font-size="8pt"/>
    </style:style>
    <style:style style:name="CommentText" style:display-name="annotation text" style:family="paragraph" style:parent-style-name="Normal">
      <style:paragraph-properties/>
      <style:text-properties style:font-size-complex="10pt" fo:font-size="10pt"/>
    </style:style>
    <style:style style:name="CommentTextChar" style:display-name="Comment Text Char" style:family="text" style:parent-style-name="DefaultParagraphFont">
      <style:text-properties/>
    </style:style>
    <style:style style:name="CommentSubject" style:display-name="annotation subject" style:family="paragraph" style:parent-style-name="CommentText" style:next-style-name="CommentText">
      <style:paragraph-properties/>
      <style:text-properties fo:font-weight="bold" style:font-weight-complex="bold"/>
    </style:style>
    <style:style style:name="CommentSubjectChar" style:display-name="Comment Subject Char" style:family="text" style:parent-style-name="CommentTextChar">
      <style:text-properties fo:font-weight="bold" style:font-weight-complex="bold"/>
    </style:style>
    <style:style style:name="PlainText" style:display-name="Plain Text" style:family="paragraph" style:parent-style-name="Normal">
      <style:paragraph-properties/>
      <style:text-properties style:font-name="Consolas" style:font-name-complex="Consolas" style:font-size-complex="10.5pt" fo:font-size="10.5pt"/>
    </style:style>
    <style:style style:name="PlainTextChar" style:display-name="Plain Text Char" style:family="text" style:parent-style-name="DefaultParagraphFont">
      <style:text-properties style:font-name="Consolas" style:font-name-complex="Consolas" style:font-size-complex="10.5pt" fo:font-size="10.5pt"/>
    </style:style>
    <style:style style:name="PageNumber" style:display-name="page number" style:family="text" style:parent-style-name="DefaultParagraphFont">
      <style:text-properties/>
    </style:style>
    <style:style style:name="Default" style:display-name="Default" style:family="paragraph">
      <style:paragraph-properties style:text-autospace="none" fo:margin-left="0cm" fo:text-indent="0cm" fo:margin-right="0cm" fo:widows="2" fo:orphans="2"/>
      <style:text-properties style:font-name="BGNPI P+ Century" style:font-name-complex="BGNPI P+ Century" style:font-name-asian="none" fo:color="#000000" style:font-size-complex="12pt" fo:font-size="12pt"/>
    </style:style>
    <style:style style:name="X3AS7TOCHyperlink" style:display-name="X3AS7TOCHyperlink" style:family="text" style:parent-style-name="DefaultParagraphFont">
      <style:text-properties fo:color="#000000" style:text-underline-style="none"/>
    </style:style>
    <style:style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style:style style:family="text" style:name="ID0ECFAG">
      <style:text-properties style:font-name="Wingdings" style:font-name-complex="Wingdings"/>
    </style:style>
    <style:style style:family="text" style:name="ID0ECMAG">
      <style:text-properties style:font-name="Wingdings" style:font-name-complex="Wingdings"/>
    </style:style>
    <style:style style:family="text" style:name="ID0ECTAG">
      <style:text-properties style:font-name="Wingdings" style:font-name-complex="Wingdings"/>
    </style:style>
    <style:style style:family="text" style:name="ID0ES1AG">
      <style:text-properties style:font-name="Wingdings" style:font-name-complex="Wingdings"/>
    </style:style>
    <style:style style:family="text" style:name="ID0ECCBG">
      <style:text-properties style:font-name="Wingdings" style:font-name-complex="Wingdings"/>
    </style:style>
  </office:styles>
  <office:automatic-styles>
    <style:style style:name="ID0EXLBG" style:family="paragraph" style:parent-style-name="Normal">
      <style:paragraph-properties style:tab-stop-distance="1.27cm" fo:line-height="0.847cm" fo:text-align="justify" fo:margin-left="0cm" fo:text-indent="0cm" fo:margin-right="0cm" fo:widows="2" fo:orphans="2"/>
    </style:style>
    <style:style style:name="ID0E4MBG" style:family="paragraph" style:parent-style-name="Normal">
      <style:paragraph-properties fo:margin-top="0cm" fo:margin-bottom="0cm" fo:margin-left="0cm" fo:margin-right="0cm" fo:text-indent="0cm" fo:widows="2" fo:orphans="2"/>
    </style:style>
    <style:style style:name="ID0EDNBG" style:family="graphic" style:parent-style-name="Graphics">
      <style:graphic-properties draw:flow-with-text="false"/>
    </style:style>
    <style:style style:name="ID0E6OBG" style:family="text">
      <style:text-properties fo:color="#5EB4F6" style:font-size-complex="30pt" fo:font-size="30pt"/>
    </style:style>
    <style:style style:name="ID0EIPBG" style:family="paragraph" style:parent-style-name="Normal">
      <style:paragraph-properties style:tab-stop-distance="1.27cm" fo:text-align="justify" fo:margin-left="0cm" fo:text-indent="0cm" fo:margin-right="0cm" fo:widows="2" fo:orphans="2"/>
      <style:text-properties style:font-name="Arial" style:font-name-complex="Arial" fo:color="#5EB4F6" fo:letter-spacing="0.026cm" style:font-size-complex="8pt" fo:font-size="8pt"/>
    </style:style>
    <style:style style:name="ID0E2PBG" style:family="paragraph" style:parent-style-name="Normal">
      <style:paragraph-properties style:tab-stop-distance="1.27cm" fo:text-align="justify" fo:margin-left="0cm" fo:text-indent="0cm" fo:margin-right="0cm" fo:widows="2" fo:orphans="2"/>
    </style:style>
    <style:style style:name="ID0EOQBG" style:family="text">
      <style:text-properties style:font-name="Arial" style:font-name-complex="Arial" fo:color="#5EB4F6" fo:letter-spacing="0.026cm" style:font-size-complex="8pt" fo:font-size="8pt"/>
    </style:style>
    <style:style style:name="ID0E5QBG" style:family="text">
      <style:text-properties style:font-name="Arial" style:font-name-complex="Arial" fo:color="#5EB4F6" fo:letter-spacing="0.026cm" style:font-size-complex="8pt" fo:font-size="8pt"/>
    </style:style>
    <style:style style:name="ID0ENRBG" style:family="paragraph" style:parent-style-name="Normal">
      <style:paragraph-properties style:tab-stop-distance="1.27cm" fo:text-align="justify" fo:margin-left="0cm" fo:text-indent="0cm" fo:margin-right="0cm" fo:widows="2" fo:orphans="2"/>
    </style:style>
    <style:style style:name="ID0EASBG" style:family="text">
      <style:text-properties style:font-name="Arial" style:font-name-complex="Arial" fo:color="#5EB4F6" fo:letter-spacing="0.026cm" style:font-size-complex="8pt" fo:font-size="8pt"/>
    </style:style>
    <style:style style:name="ID0EPSBG" style:family="text">
      <style:text-properties style:font-name="Arial" style:font-name-complex="Arial" fo:color="#5EB4F6" fo:letter-spacing="0.026cm" style:font-size-complex="8pt" fo:font-size="8pt"/>
    </style:style>
    <style:style style:name="ID0E5SBG" style:family="text">
      <style:text-properties style:font-name="Arial" style:font-name-complex="Arial" fo:color="#5EB4F6" fo:letter-spacing="0.026cm" style:font-size-complex="8pt" fo:font-size="8pt"/>
    </style:style>
    <style:style style:name="ID0ENTBG" style:family="paragraph" style:parent-style-name="Normal">
      <style:paragraph-properties style:tab-stop-distance="1.27cm" fo:text-align="justify" fo:margin-left="0cm" fo:text-indent="0cm" fo:margin-right="0cm" fo:widows="2" fo:orphans="2"/>
    </style:style>
    <style:style style:name="ID0ECUBG" style:family="text">
      <style:text-properties style:font-name="Arial" style:font-name-complex="Arial" fo:font-weight="bold" style:font-weight-complex="bold" fo:color="#5EB4F6" fo:letter-spacing="0.026cm" style:font-size-complex="9pt" fo:font-size="9pt"/>
    </style:style>
    <style:style style:name="ID0ETUBG" style:family="text">
      <style:text-properties style:font-name="Arial" style:font-name-complex="Arial" fo:font-weight="bold" style:font-weight-complex="bold" fo:color="#5EB4F6" fo:letter-spacing="0.026cm" style:font-size-complex="9pt" fo:font-size="9pt"/>
    </style:style>
    <style:style style:name="ID0EEVBG" style:family="text">
      <style:text-properties style:font-name="Arial" style:font-name-complex="Arial" fo:font-weight="bold" style:font-weight-complex="bold" fo:color="#5EB4F6" fo:letter-spacing="0.026cm" style:font-size-complex="9pt" fo:font-size="9pt"/>
    </style:style>
    <style:style style:name="ID0EVVBG" style:family="paragraph" style:parent-style-name="Normal">
      <style:paragraph-properties style:tab-stop-distance="1.27cm" fo:margin-left="0cm" fo:text-indent="0cm" fo:margin-right="0cm" fo:widows="2" fo:orphans="2"/>
      <style:text-properties fo:font-style="italic" style:font-style-complex="italic" fo:color="#1F497D"/>
    </style:style>
    <style:style style:name="ID0E5VBG" style:family="paragraph" style:parent-style-name="Normal">
      <style:paragraph-properties style:tab-stop-distance="1.27cm" fo:text-align="center" fo:margin-left="0cm" fo:text-indent="0cm" fo:margin-right="0cm" fo:widows="2" fo:orphans="2"/>
    </style:style>
    <style:style style:name="ID0ENWBG" style:family="text">
      <style:text-properties fo:font-style="italic" style:font-style-complex="italic" fo:color="#164993" style:font-size-complex="15pt" fo:font-size="15pt"/>
    </style:style>
    <style:style style:name="ID0EYWBG" style:family="paragraph" style:parent-style-name="Normal">
      <style:paragraph-properties style:tab-stop-distance="1.27cm" fo:margin-left="0cm" fo:text-indent="0cm" fo:margin-right="0cm" fo:widows="2" fo:orphans="2"/>
      <style:text-properties fo:font-style="italic" style:font-style-complex="italic" fo:color="#164993"/>
    </style:style>
    <style:style style:name="ID0EBXBG" style:family="paragraph" style:parent-style-name="Normal">
      <style:paragraph-properties style:tab-stop-distance="1.27cm" fo:margin-left="0cm" fo:text-indent="0cm" fo:margin-right="0cm" fo:widows="2" fo:orphans="2"/>
      <style:text-properties style:font-size-complex="11pt" fo:font-size="11pt"/>
    </style:style>
    <style:style style:family="graphic" style:name="_x0000_s2049ID0EKMBG" style:parent-style-name="Frame">
      <style:graphic-properties style:run-through="background" style:wrap="run-through" fo:margin-left="0" fo:margin-right="0" draw:stroke="none" fo:border="none" fo:wrap-option="no-wrap" style:horizontal-pos="from-left" style:horizontal-rel="paragraph-content" style:vertical-pos="from-top" style:vertical-rel="paragraph-content" style:flow-with-text="false" fo:background-color="#ffffff" draw:fill-color="#ffffff" draw:z-index="751657728" style:number-wrapped-paragraphs="no-limit" draw:auto-grow-height="false" draw:auto-grow-width="false" fo:padding-left="0.254cm" fo:padding-top="0.127cm" fo:padding-right="0.254cm" fo:padding-bottom="0.127cm"/>
    </style:style>
    <style:style style:name="ID0EPXBG" style:family="paragraph" style:parent-style-name="Footer">
      <style:paragraph-properties style:tab-stop-distance="1.27cm" fo:margin-left="0cm" fo:text-indent="0cm" fo:margin-right="0cm" fo:widows="2" fo:orphans="2">
        <style:tab-stops>
          <style:tab-stop style:type="center" style:position="7.62cm"/>
          <style:tab-stop style:type="right" style:position="15.24cm"/>
        </style:tab-stops>
      </style:paragraph-properties>
    </style:style>
    <style:style style:name="ID0EVXBG" style:family="paragraph" style:parent-style-name="Normal">
      <style:paragraph-properties fo:margin-top="0cm" fo:margin-bottom="0cm" fo:margin-left="0cm" fo:margin-right="0cm" fo:text-indent="0cm" fo:widows="2" fo:orphans="2"/>
    </style:style>
    <style:page-layout style:name="PAGEID0ERHBI">
      <style:page-layout-properties fo:page-width="21.59cm" fo:page-height="27.94cm" fo:margin-top=".476cm" fo:margin-left="2.54cm" fo:margin-bottom="1.27cm" fo:margin-right="2.54cm">
        <style:footnote-sep style:distance-before-sep="0cm" style:distance-after-sep="0cm" style:width="0.005cm" style:rel-width="30.890369473046632"/>
        <style:columns fo:column-count="1"/>
      </style:page-layout-properties>
      <style:header-style>
        <style:header-footer-properties fo:margin-bottom="-0.1cm" style:dynamic-spacing="true" fo:margin-left="0cm" fo:margin-right="0cm" fo:min-height="0cm"/>
      </style:header-style>
      <style:footer-style>
        <style:header-footer-properties style:dynamic-spacing="true" fo:margin-top="-0.1cm" fo:margin-left="0cm" fo:margin-right="0cm" fo:min-height="0cm"/>
      </style:footer-style>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ID0ERHBI">
      <style:header>
        <text:p/>
      </style:header>
      <style:footer>
        <text:p text:style-name="ID0EPXBG"/>
        <text:p text:style-name="ID0EVXBG">-</text:p>
      </style:footer>
    </style:master-page>
    <style:master-page style:name="First_20_Page" style:page-layout-name="PAGEID0ERHBI" style:next-style-name="Standard" style:display-name="First Page">
      <style:header>
        <text:p text:style-name="ID0EXLBG"><draw:frame draw:name="Frame1" draw:style-name="_x0000_s2049ID0EKMBG" text:anchor-type="paragraph" svg:width="5.078cm" svg:height="1.986cm" svg:x="12.684cm" svg:y="-0.31cm" draw:z-index="751657728"><draw:text-box><text:p text:style-name="ID0E4MBG"><draw:frame text:anchor-type="as-char" draw:z-index="500000000" draw:style-name="ID0EDNBG" draw:name="Picture 2" svg:height="1.72cm" svg:width="4.498cm"><draw:image xlink:type="simple" xlink:show="embed" xlink:actuate="onLoad" xlink:href="Pictures/image1.jpeg"/></draw:frame></text:p></draw:text-box></draw:frame><text:span text:style-name="ID0E6OBG">news</text:span></text:p>
        <text:p text:style-name="ID0EIPBG"/>
        <text:p text:style-name="ID0E2PBG"><text:span text:style-name="ID0EOQBG">CONTACT: </text:span><text:span text:style-name="ID0E5QBG">CYNTHIA MAGNUSON</text:span></text:p>
        <text:p text:style-name="ID0ENRBG"><text:span text:style-name="ID0EASBG">202-</text:span><text:span text:style-name="ID0EPSBG">540-6391 | cmagnuson</text:span><text:span text:style-name="ID0E5SBG">@pewtrusts.org</text:span></text:p>
        <text:p text:style-name="ID0ENTBG"><text:span text:style-name="ID0ECUBG">For Immediate Release</text:span><text:span text:style-name="ID0ETUBG">—</text:span><text:span text:style-name="ID0EEVBG">October 27, 2009</text:span></text:p>
        <text:p text:style-name="ID0EVVBG"/>
        <text:p text:style-name="ID0E5VBG"><text:span text:style-name="ID0ENWBG">PEW ANALYSIS SHOWS AMTRAK LOST $32 PER PASSENGER IN 2008</text:span></text:p>
        <text:p text:style-name="ID0EYWBG"/>
        <text:p text:style-name="ID0EBXBG"/>
      </style:header>
    </style:master-page>
  </office:master-styles>
</office:document-styles>
</file>

<file path=meta.xml><?xml version="1.0" encoding="utf-8"?>
<office:document-meta xmlns:office="urn:oasis:names:tc:opendocument:xmlns:office:1.0" xmlns:dc="http://purl.org/dc/elements/1.1/" xmlns:dcterms="http://purl.org/dc/terms/" xmlns:meta="urn:oasis:names:tc:opendocument:xmlns:meta:1.0" office:version="1.1">
  <office:meta>
    <meta:generator>ODF Add-in for Microsoft Office 3.0.5246.0 (12.0.6504)</meta:generator>
    <dc:title>October 3, 2006</dc:title>
    <dc:description/>
    <meta:initial-creator>jriordan</meta:initial-creator>
    <meta:creation-date>2009-10-27T10:48:00</meta:creation-date>
    <dc:creator/>
    <dc:date>2009-10-27T10:48:00</dc:date>
    <meta:print-date>2009-10-27T09:18:00</meta:print-date>
    <dc:subject/>
    <meta:editing-cycles>2</meta:editing-cycles>
    <meta:keyword/>
    <meta:document-statistic/>
    <meta:editing-duration>PT0H1M0S</meta:editing-duration>
    <meta:user-defined meta:name="Company" meta:value-type="string">SS+K</meta:user-defined>
  </office:meta>
</office:document-meta>
</file>